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FD000000C1A1501A7F789B9B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601cm"/>
      <style:paragraph-properties style:writing-mode="lr-tb"/>
    </style:style>
    <style:style style:name="pr8" style:family="presentation" style:parent-style-name="Beehive1_5f_-outline1">
      <style:graphic-properties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-title">
      <style:graphic-properties fo:min-height="2.63cm"/>
      <style:paragraph-properties style:writing-mode="lr-tb"/>
    </style:style>
    <style:style style:name="pr11" style:family="presentation" style:parent-style-name="Beehive1-outline1">
      <style:graphic-properties fo:min-height="9.135cm"/>
      <style:paragraph-properties style:writing-mode="lr-tb"/>
    </style:style>
    <style:style style:name="pr12" style:family="presentation" style:parent-style-name="Beehive1-notes">
      <style:graphic-properties draw:fill-color="#ffffff" fo:min-height="13.364cm"/>
      <style:paragraph-properties style:writing-mode="lr-tb"/>
    </style:style>
    <style:style style:name="pr13" style:family="presentation" style:parent-style-name="Beehive1-outline1" style:list-style-name="L3">
      <style:graphic-properties fo:min-height="9.135cm"/>
      <style:paragraph-properties style:writing-mode="lr-tb"/>
    </style:style>
    <style:style style:name="pr14" style:family="presentation" style:parent-style-name="Beehive1-outline1" style:list-style-name="L3">
      <style:graphic-properties fo:min-height="9.135cm"/>
      <style:paragraph-properties style:writing-mode="lr-tb"/>
    </style:style>
    <style:style style:name="pr15" style:family="presentation" style:parent-style-name="Beehive1-outline1" style:list-style-name="L6">
      <style:graphic-properties fo:min-height="9.135cm"/>
      <style:paragraph-properties style:writing-mode="lr-tb"/>
    </style:style>
    <style:style style:name="pr16" style:family="presentation" style:parent-style-name="Beehive1-title">
      <style:graphic-properties fo:min-height="3.9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style:writing-mode="lr-tb"/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.374cm" fo:text-indent="0cm"/>
      <style:text-properties fo:hyphenate="false" loext:hyphenation-no-caps="fals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374cm" fo:text-align="start" fo:text-indent="0cm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A" text:start-value="4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 text:start-value="6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A" text:start-value="7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4cm" presentation:class="title" presentation:user-transformed="true">
          <draw:text-box>
            <text:p>Physics Informed Neural Networks<text:span text:style-name="T1"><text:line-break/></text:span><text:span text:style-name="T2">also called Physics-guided or Physics-aware NNs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3">Aryan Ritwajeet Jha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What are PINNs?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Four Types of PINNs:</text:p>
                <text:list>
                  <text:list-item>
                    <text:p>Physics-Informed Loss Functions</text:p>
                  </text:list-item>
                  <text:list-item>
                    <text:p>Physics-Informed Initialization</text:p>
                  </text:list-item>
                  <text:list-item>
                    <text:p>Physics-Informed Design of Architecture</text:p>
                  </text:list-item>
                  <text:list-item>
                    <text:p>Hybrid Physics-Deep Learning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text-style-name="P1" draw:layer="layout" svg:width="25cm" svg:height="2.601cm" svg:x="2cm" svg:y="0.45cm" presentation:class="title" presentation:user-transformed="true">
          <draw:text-box>
            <text:p>What are PINNs?<text:line-break/><text:span text:style-name="T4">Physics-Informed Loss Functions</text:span>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5">A neural network whose loss function includes some </text:span><text:span text:style-name="T6">Physics-based or Mathematics-based loss function(s)</text:span><text:span text:style-name="T5">. These loss functions should be relevant to the system of our concern. We may also call them as system error equations or system loss functions.</text:span></text:p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27.052cm" svg:height="2.552cm" svg:x="0.586cm" svg:y="6.647cm">
          <draw:image xlink:href="Pictures/10000001000007FD000000C1A1501A7F789B9B93.png" xlink:type="simple" xlink:show="embed" xlink:actuate="onLoad" draw:mime-type="image/png">
            <text:p/>
          </draw:image>
        </draw:frame>
        <draw:line draw:style-name="gr3" draw:text-style-name="P5" draw:layer="layout" svg:x1="23cm" svg:y1="9.199cm" svg:x2="23cm" svg:y2="10.98cm">
          <text:p/>
        </draw:line>
        <draw:frame draw:style-name="gr4" draw:text-style-name="P6" draw:layer="layout" svg:width="6.371cm" svg:height="1.673cm" svg:x="19.871cm" svg:y="10.98cm">
          <draw:text-box>
            <text:p>Errors in some <text:span text:style-name="T3">System Equations</text:span>.</text:p>
          </draw:text-box>
        </draw:frame>
        <draw:line draw:style-name="gr3" draw:text-style-name="P5" draw:layer="layout" svg:x1="4.5cm" svg:y1="9.199cm" svg:x2="4.5cm" svg:y2="10.98cm">
          <text:p/>
        </draw:line>
        <draw:frame draw:style-name="gr5" draw:text-style-name="P6" draw:layer="layout" svg:width="8.215cm" svg:height="0.962cm" svg:x="0.5cm" svg:y="10.98cm">
          <draw:text-box>
            <text:p>Regular LSE Loss Function</text:p>
          </draw:text-box>
        </draw:frame>
        <draw:line draw:style-name="gr3" draw:text-style-name="P5" draw:layer="layout" svg:x1="13.87cm" svg:y1="9.199cm" svg:x2="13.87cm" svg:y2="10.98cm">
          <text:p/>
        </draw:line>
        <draw:frame draw:style-name="gr5" draw:text-style-name="P6" draw:layer="layout" svg:width="8.871cm" svg:height="0.962cm" svg:x="9.871cm" svg:y="10.98cm">
          <draw:text-box>
            <text:p>Weight/bias-arresting function</text:p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What problems do we hope to counter using PINNs?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Because NNs (by NN I always mean Deep Neural Networks or DNNs) typically tend to have these problems, when applied to solve physical systems such as Power Systems:</text:p>
                <text:list>
                  <text:list-item>
                    <text:p><text:span text:style-name="T7">Low interpretability in data processing</text:span></text:p>
                  </text:list-item>
                  <text:list-item>
                    <text:p><text:span text:style-name="T7">High quantity and quality of required training data</text:span></text:p>
                  </text:list-item>
                  <text:list-item>
                    <text:p><text:span text:style-name="T7">Production of physically infeasible/incoherent data</text:span></text:p>
                  </text:list-item>
                  <text:list-item>
                    <text:p><text:span text:style-name="T7">No theoretical guarantee on outputs. Not </text:span><text:span text:style-name="T7"><text:tab/></text:span><text:span text:style-name="T7"><text:a xlink:href="https://arxiv.org/pdf/2006.14117.pdf" xlink:type="simple">generalizabl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Potential Advantages of using PINNs<text:line-break/><text:span text:style-name="T8">compared to NNs</text:span></text:p>
          </draw:text-box>
        </draw:frame>
        <draw:frame presentation:style-name="pr13" draw:text-style-name="P8" draw:layer="layout" svg:width="25.199cm" svg:height="9.134cm" svg:x="1.4cm" svg:y="3.685cm" presentation:class="outline">
          <draw:text-box>
            <text:list text:style-name="L3">
              <text:list-item>
                <text:p text:style-name="P7">A more accurate model (objectively quantifiable)</text:p>
              </text:list-item>
              <text:list-item>
                <text:p text:style-name="P7">Improved Interpretability (?)</text:p>
              </text:list-item>
              <text:list-item>
                <text:p text:style-name="P7">Physically consistent results</text:p>
                <text:p text:style-name="P7"><text:span text:style-name="T9"/></text:p>
                <text:p text:style-name="P7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Potential Advantages of using PINNs<text:line-break/><text:span text:style-name="T8">compared to NNs</text:span></text:p>
          </draw:text-box>
        </draw:frame>
        <draw:frame presentation:style-name="pr14" draw:text-style-name="P8" draw:layer="layout" svg:width="25.199cm" svg:height="9.134cm" svg:x="1.4cm" svg:y="3.685cm" presentation:class="outline">
          <draw:text-box>
            <text:list text:style-name="L4">
              <text:list-item>
                <text:p text:style-name="P9">Shrunk search space of the weights </text:p>
                <text:list>
                  <text:list-item>
                    <text:p text:style-name="P7">improved training efficiency (?)</text:p>
                  </text:list-item>
                  <text:list-item>
                    <text:p text:style-name="P7">Better convergence performance (?)</text:p>
                  </text:list-item>
                </text:list>
              </text:list-item>
              <text:list-item>
                <text:p text:style-name="P9">Enhanced Sampling Efficiency</text:p>
                <text:list>
                  <text:list-item>
                    <text:p text:style-name="P7"><text:span text:style-name="T9">Reduced reliance on a large amount of training data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9"/></text:p>
                <text:p text:style-name="P7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Recall: Appending the Original Loss Function with more terms is NOT a new thing.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We already do this in L1 and L2 regressions, where we add an additional loss term proportional to the absolute values or squared values of the NN weights, for reasons.</text:p>
                <text:list>
                  <text:list-item>
                    <text:p>L1: For the sake of removing redundant features</text:p>
                  </text:list-item>
                  <text:list-item>
                    <text:p>L2: For preventing apparently weights of <text:span text:style-name="T3">apparently important </text:span><text:span text:style-name="T10">features from ballooning forever.</text:span></text:p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7.052cm" svg:height="2.552cm" svg:x="0.948cm" svg:y="9.948cm">
          <draw:image xlink:href="Pictures/10000001000007FD000000C1A1501A7F789B9B93.png" xlink:type="simple" xlink:show="embed" xlink:actuate="onLoad" draw:mime-type="image/png">
            <text:p/>
          </draw:image>
        </draw:frame>
        <draw:line draw:style-name="gr3" draw:text-style-name="P5" draw:layer="layout" svg:x1="23.129cm" svg:y1="12.257cm" svg:x2="23.129cm" svg:y2="14.038cm">
          <text:p/>
        </draw:line>
        <draw:frame draw:style-name="gr4" draw:text-style-name="P6" draw:layer="layout" svg:width="6.371cm" svg:height="1.673cm" svg:x="20cm" svg:y="14.038cm">
          <draw:text-box>
            <text:p>Errors in some <text:span text:style-name="T3">System Equations</text:span>.</text:p>
          </draw:text-box>
        </draw:frame>
        <draw:line draw:style-name="gr3" draw:text-style-name="P5" draw:layer="layout" svg:x1="4.629cm" svg:y1="12.257cm" svg:x2="4.629cm" svg:y2="14.038cm">
          <text:p/>
        </draw:line>
        <draw:frame draw:style-name="gr5" draw:text-style-name="P6" draw:layer="layout" svg:width="8.215cm" svg:height="0.962cm" svg:x="0.629cm" svg:y="14.038cm">
          <draw:text-box>
            <text:p>Regular LSE Loss Function</text:p>
          </draw:text-box>
        </draw:frame>
        <draw:line draw:style-name="gr3" draw:text-style-name="P5" draw:layer="layout" svg:x1="13.999cm" svg:y1="12.257cm" svg:x2="13.999cm" svg:y2="14.038cm">
          <text:p/>
        </draw:line>
        <draw:frame draw:style-name="gr5" draw:text-style-name="P6" draw:layer="layout" svg:width="8.871cm" svg:height="0.962cm" svg:x="10cm" svg:y="14.038cm">
          <draw:text-box>
            <text:p>Weight/bias-arresting func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Potential Advantages of using PINNs<text:line-break/><text:span text:style-name="T8">compared to NNs</text:span></text:p>
          </draw:text-box>
        </draw:frame>
        <draw:frame presentation:style-name="pr15" draw:text-style-name="P8" draw:layer="layout" svg:width="25.199cm" svg:height="9.134cm" svg:x="1.4cm" svg:y="3.685cm" presentation:class="outline">
          <draw:text-box>
            <text:list text:style-name="L5">
              <text:list-item>
                <text:p text:style-name="P7">Better <text:span text:style-name="T3">generalizability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0">An NN having good </text:span><text:span text:style-name="T3">Generalizability </text:span><text:span text:style-name="T10">means:</text:span></text:p>
                    <text:list>
                      <text:list-item>
                        <text:p text:style-name="P7"><text:span text:style-name="T10">It has similar prediction accuracy irrespective of chosen set of training data and testing data</text:span></text:p>
                      </text:list-item>
                      <text:list-item>
                        <text:p text:style-name="P7"><text:span text:style-name="T10">Its prediction accuracy for both training data and testing data is about the same.</text:span></text:p>
                      </text:list-item>
                      <text:list-item>
                        <text:p text:style-name="P7"><text:span text:style-name="T10">Too complicated NN would overfit training data (‘memorize’ it) and perform poorly on testing data</text:span></text:p>
                      </text:list-item>
                      <text:list-item>
                        <text:p text:style-name="P7"><text:span text:style-name="T10">Too simple NN would be unable to handle the complexity (edge test cases) of the system of conc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3.901cm" svg:x="1.4cm" svg:y="-0.008cm" presentation:class="title" presentation:user-transformed="true">
          <draw:text-box>
            <text:p>Recall: Why do we even want to use any kind of NN?<text:line-break/></text:p>
          </draw:text-box>
        </draw:frame>
        <draw:frame presentation:style-name="pr11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3">Why use some black box model when we have more tangible gradient descent iterative models or sometimes even analytical models</text:span></text:p>
                <text:list>
                  <text:list-item>
                    <text:p text:style-name="P12">System cannot be feasibly solved for using standard computational tools.</text:p>
                  </text:list-item>
                  <text:list-item>
                    <text:p text:style-name="P12">Conventional solution <text:span text:style-name="T3">too slow</text:span><text:span text:style-name="T10">.</text:span></text:p>
                    <text:p text:style-name="P12"><text:span text:style-name="T10"/></text:p>
                  </text:list-item>
                  <text:list-item>
                    <text:p text:style-name="P12"><text:span text:style-name="T10">NNs are fast.</text:span></text:p>
                  </text:list-item>
                  <text:list-item>
                    <text:p text:style-name="P12"><text:span text:style-name="T10">With the right architecture and training data, NNs can solve for (generate outputs for) most real-world system problems.</text:span></text:p>
                    <text:p text:style-name="P12"><text:span text:style-name="T10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Realm of Machine Learning covered as part of this presentation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Supervised learning only. The NN is trained over some data. Then it is tested (on a testing set) to find out if it is any go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Levers of change in your PINN<text:line-break/><text:span text:style-name="T11">for an already built NN</text:span>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Which equation(s) to model in your loss function.</text:p>
              </text:list-item>
              <text:list-item>
                <text:p>What fraction of the loss function is modelled by the <text:span text:style-name="T3">system equations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What do the references say?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Things I’m yet to understand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do some authors establish formal guarantees on the output of an N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At a Glance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In specific problems statements, PINNs found to be a helpful form of Supervised Learning for problem solving.</text:p>
              </text:list-item>
              <text:list-item>
                <text:p>PINNs are still black boxes.</text:p>
              </text:list-item>
              <text:list-item>
                <text:p>PINNs are NOT faster than NNs.</text:p>
              </text:list-item>
              <text:list-item>
                <text:p>PINNs do NOT take less training epochs than NNs.</text:p>
              </text:list-item>
              <text:list-item>
                <text:p>System equations are NOT restricted to be Partial Differential Equations.</text:p>
              </text:list-item>
              <text:list-item>
                <text:p>Reinforcement Learning was NOT covered in this presentation. All references covered here only dealt in Supervised Lear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References</text:p>
          </draw:text-box>
        </draw:frame>
        <draw:frame presentation:style-name="pr11" draw:layer="layout" svg:width="25.199cm" svg:height="9.134cm" svg:x="1.801cm" svg:y="3.685cm" presentation:class="outline" presentation:user-transformed="true">
          <draw:text-box>
            <text:list text:style-name="L2">
              <text:list-item>
                <text:p><text:span text:style-name="T12">B. Huang and J. Wang, "Applications of Physics-Informed Neural Networks in Power Systems - A Review," in IEEE Transactions on Power Systems, vol. 38, no. 1, pp. 572-588, Jan. 2023, doi: 10.1109/TPWRS.2022.3162473. [</text:span><text:span text:style-name="T12"><text:a xlink:href="https://ieeexplore.ieee.org/abstract/document/9743327" xlink:type="simple">link</text:a></text:span><text:span text:style-name="T12">]</text:span></text:p>
              </text:list-item>
              <text:list-item>
                <text:p><text:span text:style-name="T12"><text:s/></text:span><text:span text:style-name="T12">A Hands-on Introduction to Physics-informed Machine Learning [</text:span><text:span text:style-name="T12"><text:a xlink:href="https://www.youtube.com/watch?v=o9JaZGWekWQ" xlink:type="simple">YouTube link</text:a></text:span><text:span text:style-name="T12">] </text:span></text:p>
              </text:list-item>
              <text:list-item>
                <text:p><text:span text:style-name="T12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4:11:25.238000000</meta:creation-date>
    <meta:editing-duration>PT11H39M38S</meta:editing-duration>
    <meta:editing-cycles>52</meta:editing-cycles>
    <meta:generator>LibreOffice/7.2.2.2$Windows_X86_64 LibreOffice_project/02b2acce88a210515b4a5bb2e46cbfb63fe97d56</meta:generator>
    <dc:title>Beehive</dc:title>
    <dc:date>2023-03-07T09:41:43.795000000</dc:date>
    <meta:document-statistic meta:object-count="294"/>
  </office:meta>
</office:document-meta>
</file>